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draw:marker-end="Arrowheads_20_2" draw:marker-end-width="0.3cm" draw:fill="none" draw:textarea-vertical-align="middl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2cm" loext:decorative="false"/>
      <style:paragraph-properties style:writing-mode="lr-tb"/>
    </style:style>
    <style:style style:name="gr3" style:family="graphic" style:parent-style-name="objectwithoutfill">
      <style:graphic-properties draw:stroke="solid" draw:stroke-dash="Long_20_Dash"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Long_20_Dash" draw:marker-end="Line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99cm" fo:min-width="0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8" style:family="graphic" style:parent-style-name="objectwithoutfill">
      <style:graphic-properties draw:stroke="solid" draw:stroke-dash="Long_20_Dash"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stroke="dash" draw:stroke-dash="Long_20_Dash" draw:marker-end="Line" draw:marker-end-width="0.3cm" draw:fill="none" draw:textarea-vertical-align="middle" loext:decorative="false"/>
    </style:style>
    <style:style style:name="gr10" style:family="graphic" style:parent-style-name="objectwithoutfill">
      <style:graphic-properties draw:stroke="solid" draw:stroke-dash="Long_20_Dash" draw:marker-end="Square_20_unfilled" draw:marker-end-width="0.3cm" draw:fill="none" draw:textarea-vertical-align="middle" loext:decorative="false"/>
    </style:style>
    <style:style style:name="gr11" style:family="graphic" style:parent-style-name="objectwithoutfill">
      <style:graphic-properties draw:stroke="solid" draw:stroke-dash="Long_20_Dash" draw:marker-end="Square_20_unfilled" draw:marker-end-width="0.3cm" draw:fill="none" draw:textarea-vertical-align="middle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4cm" loext:decorative="false"/>
      <style:paragraph-properties style:writing-mode="lr-tb"/>
    </style:style>
    <style:style style:name="gr14" style:family="graphic" style:parent-style-name="standard">
      <style:graphic-properties svg:stroke-width="0.102cm" draw:marker-start-width="0.356cm" draw:marker-end="Triangle" draw:marker-end-width="0.356cm" draw:textarea-vertical-align="middle" fo:padding-top="0.176cm" fo:padding-bottom="0.176cm" fo:padding-left="0.301cm" fo:padding-right="0.301cm" loext:decorative="false"/>
    </style:style>
    <style:style style:name="gr15" style:family="graphic" style:parent-style-name="objectwithoutfill">
      <style:graphic-properties draw:stroke="solid" draw:stroke-dash="Long_20_Dash" svg:stroke-width="0.102cm" draw:marker-start-width="0.356cm" draw:marker-end="Arrowheads_20_4" draw:marker-end-width="0.457cm" draw:fill="none" draw:textarea-vertical-align="middle" fo:padding-top="0.176cm" fo:padding-bottom="0.176cm" fo:padding-left="0.301cm" fo:padding-right="0.301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5.119cm" loext:decorative="false"/>
      <style:paragraph-properties style:writing-mode="lr-tb"/>
    </style:style>
    <style:style style:name="gr17" style:family="graphic" style:parent-style-name="objectwithoutfill">
      <style:graphic-properties draw:stroke="solid" draw:stroke-dash="Long_20_Dash" svg:stroke-width="0.102cm" draw:marker-start-width="0.356cm" draw:marker-end="Arrowheads_20_7" draw:marker-end-width="0.457cm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draw:stroke="solid" draw:stroke-dash="Long_20_Dash" svg:stroke-width="0.102cm" draw:marker-start-width="0.356cm" draw:marker-end="Arrowheads_20_6" draw:marker-end-width="0.457cm" draw:fill="none" draw:textarea-vertical-align="middle" fo:padding-top="0.176cm" fo:padding-bottom="0.176cm" fo:padding-left="0.301cm" fo:padding-right="0.301cm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2" draw:text-style-name="P3" draw:layer="layout" svg:width="5.572cm" svg:height="0.962cm" svg:x="1.271cm" svg:y="0.944cm">
          <draw:text-box>
            <text:p><text:span text:style-name="T2">GLOBAL STATES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7" draw:id="id7" draw:layer="layout" svg:width="3.81cm" svg:height="1.27cm" svg:x="15.875cm" svg:y="12.7cm">
          <text:p text:style-name="P4"><text:span text:style-name="T1">QUI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3.81cm" svg:height="1.27cm" svg:x="6.35cm" svg:y="2.54cm">
          <text:p text:style-name="P4"><text:span text:style-name="T1">INTR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3.81cm" svg:height="1.27cm" svg:x="1.905cm" svg:y="2.575cm">
          <text:p text:style-name="P4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0.635cm" svg:height="0.635cm" svg:x="20.32cm" svg:y="13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" draw:id="id1" draw:layer="layout" svg:width="0.635cm" svg:height="0.635cm" svg:x="0.465cm" svg:y="2.875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.1cm" svg:y1="3.193cm" svg:x2="1.905cm" svg:y2="3.21cm" draw:start-shape="id1" draw:start-glue-point="10" draw:end-shape="id2" draw:end-glue-point="3" svg:d="M1100 3193l805 17" svg:viewBox="0 0 806 18">
          <text:p/>
        </draw:connector>
        <draw:connector draw:style-name="gr7" draw:text-style-name="P8" draw:layer="layout" draw:type="line" svg:x1="5.715cm" svg:y1="3.21cm" svg:x2="6.35cm" svg:y2="3.175cm" draw:start-shape="id2" draw:start-glue-point="1" draw:end-shape="id3" draw:end-glue-point="3" svg:d="M5715 3210l635-35" svg:viewBox="0 0 636 36">
          <text:p/>
        </draw:connector>
        <draw:connector draw:style-name="gr7" draw:text-style-name="P8" draw:layer="layout" draw:type="line" svg:x1="10.16cm" svg:y1="3.175cm" svg:x2="10.795cm" svg:y2="3.175cm" draw:start-shape="id3" draw:start-glue-point="1" draw:end-shape="id4" draw:end-glue-point="3" svg:d="M10160 3175h635" svg:viewBox="0 0 636 1">
          <text:p/>
        </draw:connector>
        <draw:connector draw:style-name="gr8" draw:text-style-name="P8" draw:layer="layout" draw:type="line" svg:x1="12.7cm" svg:y1="3.81cm" svg:x2="15.875cm" svg:y2="5.715cm" draw:start-shape="id4" draw:start-glue-point="2" draw:end-shape="id5" draw:end-glue-point="3" svg:d="M12700 3810l3175 1905" svg:viewBox="0 0 3176 1906">
          <text:p/>
        </draw:connector>
        <draw:connector draw:style-name="gr9" draw:text-style-name="P8" draw:layer="layout" draw:type="line" svg:x1="19.685cm" svg:y1="7.62cm" svg:x2="12.7cm" svg:y2="3.81cm" draw:start-shape="id6" draw:start-glue-point="1" draw:end-shape="id4" draw:end-glue-point="2" svg:d="M19685 7620l-6985-3810" svg:viewBox="0 0 6986 3811">
          <text:p/>
        </draw:connector>
        <draw:connector draw:style-name="gr7" draw:text-style-name="P8" draw:layer="layout" draw:type="line" svg:x1="19.685cm" svg:y1="13.335cm" svg:x2="20.32cm" svg:y2="13.318cm" draw:start-shape="id7" draw:start-glue-point="1" draw:end-shape="id8" draw:end-glue-point="6" svg:d="M19685 13335l635-17" svg:viewBox="0 0 636 18">
          <text:p/>
        </draw:connector>
        <draw:custom-shape draw:style-name="gr5" draw:text-style-name="P5" xml:id="id4" draw:id="id4" draw:layer="layout" svg:width="3.81cm" svg:height="1.27cm" svg:x="10.795cm" svg:y="2.54cm">
          <text:p text:style-name="P4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3.81cm" svg:height="1.27cm" svg:x="15.875cm" svg:y="6.985cm">
          <text:p text:style-name="P4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3.81cm" svg:height="1.27cm" svg:x="15.875cm" svg:y="8.89cm">
          <text:p text:style-name="P4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3.81cm" svg:height="1.27cm" svg:x="15.875cm" svg:y="10.795cm">
          <text:p text:style-name="P4"><text:span text:style-name="T1">CREDI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3.81cm" svg:height="1.27cm" svg:x="15.875cm" svg:y="5.08cm">
          <text:p text:style-name="P4"><text:span text:style-name="T1">NEW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4.605cm" svg:y1="3.175cm" svg:x2="15.674cm" svg:y2="3.175cm" draw:start-shape="id4" draw:start-glue-point="1" svg:d="M14605 3175h1069" svg:viewBox="0 0 1070 1">
          <text:p/>
        </draw:connector>
        <draw:connector draw:style-name="gr11" draw:text-style-name="P2" draw:layer="layout" draw:type="line" svg:x1="1.905cm" svg:y1="14.8cm" svg:x2="4.865cm" svg:y2="14.722cm" svg:d="M1905 14800l2960-78" svg:viewBox="0 0 2961 79">
          <text:p text:style-name="P1"><text:span text:style-name="T1">exit graph</text:span></text:p>
        </draw:connector>
        <draw:connector draw:style-name="gr8" draw:text-style-name="P8" draw:layer="layout" draw:type="line" svg:x1="12.7cm" svg:y1="3.81cm" svg:x2="15.875cm" svg:y2="7.62cm" draw:start-shape="id4" draw:start-glue-point="2" draw:end-shape="id6" draw:end-glue-point="3" svg:d="M12700 3810l3175 3810" svg:viewBox="0 0 3176 3811">
          <text:p/>
        </draw:connector>
        <draw:connector draw:style-name="gr8" draw:text-style-name="P8" draw:layer="layout" draw:type="line" svg:x1="12.7cm" svg:y1="3.81cm" svg:x2="15.875cm" svg:y2="9.525cm" draw:start-shape="id4" draw:start-glue-point="2" draw:end-shape="id9" draw:end-glue-point="3" svg:d="M12700 3810l3175 5715" svg:viewBox="0 0 3176 5716">
          <text:p/>
        </draw:connector>
        <draw:connector draw:style-name="gr8" draw:text-style-name="P8" draw:layer="layout" draw:type="line" svg:x1="12.7cm" svg:y1="3.81cm" svg:x2="15.875cm" svg:y2="11.43cm" draw:start-shape="id4" draw:start-glue-point="2" draw:end-shape="id10" draw:end-glue-point="3" svg:d="M12700 3810l3175 7620" svg:viewBox="0 0 3176 7621">
          <text:p/>
        </draw:connector>
        <draw:connector draw:style-name="gr8" draw:text-style-name="P8" draw:layer="layout" draw:type="line" svg:x1="12.7cm" svg:y1="3.81cm" svg:x2="15.875cm" svg:y2="13.335cm" draw:start-shape="id4" draw:start-glue-point="2" draw:end-shape="id7" draw:end-glue-point="3" svg:d="M12700 3810l3175 9525" svg:viewBox="0 0 3176 9526">
          <text:p/>
        </draw:connector>
        <draw:connector draw:style-name="gr10" draw:text-style-name="P8" draw:layer="layout" draw:type="line" svg:x1="19.685cm" svg:y1="5.715cm" svg:x2="20.724cm" svg:y2="5.718cm" draw:start-shape="id5" draw:start-glue-point="1" svg:d="M19685 5715l1039 3" svg:viewBox="0 0 1040 4">
          <text:p/>
        </draw:connector>
        <draw:connector draw:style-name="gr10" draw:text-style-name="P8" draw:layer="layout" draw:type="line" svg:x1="19.685cm" svg:y1="7.62cm" svg:x2="20.744cm" svg:y2="7.62cm" draw:start-shape="id6" draw:start-glue-point="1" svg:d="M19685 7620h1059" svg:viewBox="0 0 1060 1">
          <text:p/>
        </draw:connector>
        <draw:connector draw:style-name="gr9" draw:text-style-name="P8" draw:layer="layout" draw:type="line" svg:x1="19.685cm" svg:y1="5.715cm" svg:x2="12.7cm" svg:y2="3.81cm" draw:start-shape="id5" draw:start-glue-point="1" draw:end-shape="id4" draw:end-glue-point="2" svg:d="M19685 5715l-6985-1905" svg:viewBox="0 0 6986 1906">
          <text:p/>
        </draw:connector>
        <draw:connector draw:style-name="gr9" draw:text-style-name="P8" draw:layer="layout" draw:type="line" svg:x1="19.685cm" svg:y1="11.43cm" svg:x2="12.7cm" svg:y2="3.81cm" draw:start-shape="id10" draw:start-glue-point="1" draw:end-shape="id4" draw:end-glue-point="2" svg:d="M19685 11430l-6985-7620" svg:viewBox="0 0 6986 7621">
          <text:p/>
        </draw:connector>
        <draw:connector draw:style-name="gr9" draw:text-style-name="P8" draw:layer="layout" draw:type="line" svg:x1="19.685cm" svg:y1="9.525cm" svg:x2="12.7cm" svg:y2="3.81cm" draw:start-shape="id9" draw:start-glue-point="1" draw:end-shape="id4" draw:end-glue-point="2" svg:d="M19685 9525l-6985-5715" svg:viewBox="0 0 6986 5716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13" draw:text-style-name="P3" draw:layer="layout" svg:width="4.924cm" svg:height="0.962cm" svg:x="1.271cm" svg:y="0.944cm">
          <draw:text-box>
            <text:p><text:span text:style-name="T2">GAME STATES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23" draw:id="id23" draw:layer="layout" svg:width="3.81cm" svg:height="1.27cm" svg:x="10.795cm" svg:y="5.08cm">
          <text:p text:style-name="P4"><text:span text:style-name="T1">BRIEFING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3.81cm" svg:height="1.27cm" svg:x="10.795cm" svg:y="7.62cm">
          <text:p text:style-name="P4"><text:span text:style-name="T1">DEBRIEFING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" draw:id="id25" draw:layer="layout" svg:width="3.81cm" svg:height="1.27cm" svg:x="12.7cm" svg:y="9.525cm">
          <text:p text:style-name="P4"><text:span text:style-name="T1">CREDI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3.81cm" svg:height="1.27cm" svg:x="20.955cm" svg:y="11.43cm">
          <text:p text:style-name="P4"><text:span text:style-name="T1">DEBRIEFING_FAI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" draw:id="id15" draw:layer="layout" svg:width="3.81cm" svg:height="1.27cm" svg:x="6.35cm" svg:y="5.08cm">
          <text:p text:style-name="P4"><text:span text:style-name="T1">BEGIN_ANI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3.81cm" svg:height="1.27cm" svg:x="22.225cm" svg:y="2.54cm">
          <text:p text:style-name="P4"><text:span text:style-name="T1">QUI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" draw:id="id17" draw:layer="layout" svg:width="3.81cm" svg:height="1.27cm" svg:x="6.35cm" svg:y="7.62cm">
          <text:p text:style-name="P4"><text:span text:style-name="T1">END_ANI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3.81cm" svg:height="1.27cm" svg:x="6.35cm" svg:y="2.54cm">
          <text:p text:style-name="P4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" draw:id="id16" draw:layer="layout" svg:width="3.81cm" svg:height="1.27cm" svg:x="15.24cm" svg:y="5.08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" draw:id="id18" draw:layer="layout" svg:width="3.81cm" svg:height="1.27cm" svg:x="16.51cm" svg:y="11.43cm">
          <text:p text:style-name="P4"><text:span text:style-name="T1">END_ANIM_FAI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" draw:id="id22" draw:layer="layout" svg:width="3.81cm" svg:height="1.27cm" svg:x="8.255cm" svg:y="9.525cm">
          <text:p text:style-name="P4"><text:span text:style-name="T1">GAME_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" draw:id="id20" draw:layer="layout" svg:width="3.81cm" svg:height="1.27cm" svg:x="18.415cm" svg:y="13.335cm">
          <text:p text:style-name="P4"><text:span text:style-name="T1">GAME_O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3.81cm" svg:height="1.27cm" svg:x="1.905cm" svg:y="2.575cm">
          <text:p text:style-name="P4"><text:span text:style-name="T1">INTR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3.81cm" svg:height="1.27cm" svg:x="22.86cm" svg:y="13.335cm">
          <text:p text:style-name="P4"><text:span text:style-name="T1">CONTINU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6" draw:id="id26" draw:layer="layout" svg:width="0.635cm" svg:height="0.635cm" svg:x="26.67cm" svg:y="2.84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1" draw:id="id11" draw:layer="layout" svg:width="0.635cm" svg:height="0.635cm" svg:x="0.465cm" svg:y="2.875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.1cm" svg:y1="3.193cm" svg:x2="1.905cm" svg:y2="3.21cm" draw:start-shape="id11" draw:start-glue-point="10" draw:end-shape="id12" draw:end-glue-point="3" svg:d="M1100 3193l805 17" svg:viewBox="0 0 806 18">
          <text:p/>
        </draw:connector>
        <draw:connector draw:style-name="gr7" draw:text-style-name="P8" draw:layer="layout" draw:type="line" svg:x1="5.715cm" svg:y1="3.21cm" svg:x2="6.35cm" svg:y2="3.175cm" draw:start-shape="id12" draw:start-glue-point="1" draw:end-shape="id13" draw:end-glue-point="3" svg:d="M5715 3210l635-35" svg:viewBox="0 0 636 36">
          <text:p/>
        </draw:connector>
        <draw:connector draw:style-name="gr7" draw:text-style-name="P8" draw:layer="layout" draw:type="line" svg:x1="10.16cm" svg:y1="3.175cm" svg:x2="22.225cm" svg:y2="3.175cm" draw:start-shape="id13" draw:start-glue-point="1" draw:end-shape="id14" draw:end-glue-point="3" svg:d="M10160 3175h12065" svg:viewBox="0 0 12066 1">
          <text:p/>
        </draw:connector>
        <draw:connector draw:style-name="gr8" draw:text-style-name="P8" draw:layer="layout" draw:type="line" svg:x1="8.255cm" svg:y1="3.81cm" svg:x2="8.255cm" svg:y2="5.08cm" draw:start-shape="id13" draw:start-glue-point="2" draw:end-shape="id15" draw:end-glue-point="0" svg:d="M8255 3810v1270" svg:viewBox="0 0 1 1271">
          <text:p/>
        </draw:connector>
        <draw:connector draw:style-name="gr8" draw:text-style-name="P8" draw:layer="layout" draw:type="line" svg:x1="17.145cm" svg:y1="6.35cm" svg:x2="8.255cm" svg:y2="7.62cm" draw:start-shape="id16" draw:start-glue-point="2" draw:end-shape="id17" draw:end-glue-point="0" svg:d="M17145 6350l-8890 1270" svg:viewBox="0 0 8891 1271">
          <text:p/>
        </draw:connector>
        <draw:connector draw:style-name="gr8" draw:text-style-name="P8" draw:layer="layout" draw:type="line" svg:x1="17.145cm" svg:y1="6.35cm" svg:x2="18.415cm" svg:y2="11.43cm" draw:start-shape="id16" draw:start-glue-point="2" draw:end-shape="id18" draw:end-glue-point="0" svg:d="M17145 6350l1270 5080" svg:viewBox="0 0 1271 5081">
          <text:p/>
        </draw:connector>
        <draw:connector draw:style-name="gr8" draw:text-style-name="P8" draw:layer="layout" draw:type="line" svg:x1="22.86cm" svg:y1="12.7cm" svg:x2="20.32cm" svg:y2="13.335cm" draw:start-shape="id19" draw:start-glue-point="2" draw:end-shape="id20" draw:end-glue-point="0" svg:d="M22860 12700l-2540 635" svg:viewBox="0 0 2541 636">
          <text:p/>
        </draw:connector>
        <draw:connector draw:style-name="gr8" draw:text-style-name="P8" draw:layer="layout" draw:type="line" svg:x1="12.7cm" svg:y1="8.89cm" svg:x2="10.16cm" svg:y2="9.525cm" draw:start-shape="id21" draw:start-glue-point="2" draw:end-shape="id22" draw:end-glue-point="0" svg:d="M12700 8890l-2540 635" svg:viewBox="0 0 2541 636">
          <text:p/>
        </draw:connector>
        <draw:connector draw:style-name="gr7" draw:text-style-name="P8" draw:layer="layout" draw:type="line" svg:x1="10.16cm" svg:y1="5.715cm" svg:x2="10.795cm" svg:y2="5.715cm" draw:start-shape="id15" draw:start-glue-point="1" draw:end-shape="id23" draw:end-glue-point="3" svg:d="M10160 5715h635" svg:viewBox="0 0 636 1">
          <text:p/>
        </draw:connector>
        <draw:connector draw:style-name="gr7" draw:text-style-name="P8" draw:layer="layout" draw:type="line" svg:x1="14.605cm" svg:y1="5.715cm" svg:x2="15.24cm" svg:y2="5.715cm" draw:start-shape="id23" draw:start-glue-point="1" draw:end-shape="id16" draw:end-glue-point="3" svg:d="M14605 5715h635" svg:viewBox="0 0 636 1">
          <text:p/>
        </draw:connector>
        <draw:connector draw:style-name="gr7" draw:text-style-name="P8" draw:layer="layout" draw:type="line" svg:x1="10.16cm" svg:y1="8.255cm" svg:x2="10.795cm" svg:y2="8.255cm" draw:start-shape="id17" draw:start-glue-point="1" draw:end-shape="id21" draw:end-glue-point="3" svg:d="M10160 8255h635" svg:viewBox="0 0 636 1">
          <text:p/>
        </draw:connector>
        <draw:connector draw:style-name="gr7" draw:text-style-name="P8" draw:layer="layout" draw:type="line" svg:x1="20.32cm" svg:y1="12.065cm" svg:x2="20.955cm" svg:y2="12.065cm" draw:start-shape="id18" draw:start-glue-point="1" draw:end-shape="id19" draw:end-glue-point="3" svg:d="M20320 12065h635" svg:viewBox="0 0 636 1">
          <text:p/>
        </draw:connector>
        <draw:connector draw:style-name="gr7" draw:text-style-name="P8" draw:layer="layout" draw:type="line" svg:x1="22.225cm" svg:y1="13.97cm" svg:x2="22.86cm" svg:y2="13.97cm" draw:start-shape="id20" draw:start-glue-point="1" draw:end-shape="id24" draw:end-glue-point="3" svg:d="M22225 13970h635" svg:viewBox="0 0 636 1">
          <text:p/>
        </draw:connector>
        <draw:connector draw:style-name="gr7" draw:text-style-name="P8" draw:layer="layout" draw:type="line" svg:x1="12.065cm" svg:y1="10.16cm" svg:x2="12.7cm" svg:y2="10.16cm" draw:start-shape="id22" draw:start-glue-point="1" draw:end-shape="id25" draw:end-glue-point="3" svg:d="M12065 10160h635" svg:viewBox="0 0 636 1">
          <text:p/>
        </draw:connector>
        <draw:connector draw:style-name="gr9" draw:text-style-name="P8" draw:layer="layout" draw:type="line" svg:x1="14.605cm" svg:y1="8.255cm" svg:x2="8.255cm" svg:y2="2.54cm" draw:start-shape="id21" draw:start-glue-point="1" draw:end-shape="id13" draw:end-glue-point="0" svg:d="M14605 8255l-6350-5715" svg:viewBox="0 0 6351 5716">
          <text:p/>
        </draw:connector>
        <draw:connector draw:style-name="gr9" draw:text-style-name="P8" draw:layer="layout" draw:type="line" svg:x1="24.765cm" svg:y1="12.065cm" svg:x2="8.255cm" svg:y2="3.81cm" draw:start-shape="id19" draw:start-glue-point="1" draw:end-shape="id13" draw:end-glue-point="2" svg:d="M24765 12065l-16510-8255" svg:viewBox="0 0 16511 8256">
          <text:p/>
        </draw:connector>
        <draw:connector draw:style-name="gr9" draw:text-style-name="P8" draw:layer="layout" draw:type="line" svg:x1="26.67cm" svg:y1="13.97cm" svg:x2="8.255cm" svg:y2="3.81cm" draw:start-shape="id24" draw:start-glue-point="1" draw:end-shape="id13" draw:end-glue-point="2" svg:d="M26670 13970l-18415-10160" svg:viewBox="0 0 18416 10161">
          <text:p/>
        </draw:connector>
        <draw:connector draw:style-name="gr7" draw:text-style-name="P8" draw:layer="layout" draw:type="line" svg:x1="16.51cm" svg:y1="10.16cm" svg:x2="24.13cm" svg:y2="3.81cm" draw:start-shape="id25" draw:start-glue-point="1" draw:end-shape="id14" draw:end-glue-point="2" svg:d="M16510 10160l7620-6350" svg:viewBox="0 0 7621 6351">
          <text:p/>
        </draw:connector>
        <draw:connector draw:style-name="gr8" draw:text-style-name="P8" draw:layer="layout" draw:type="line" svg:x1="24.765cm" svg:y1="14.605cm" svg:x2="24.13cm" svg:y2="3.81cm" draw:start-shape="id24" draw:start-glue-point="2" draw:end-shape="id14" draw:end-glue-point="2" svg:d="M24765 14605l-635-10795" svg:viewBox="0 0 636 10796">
          <text:p/>
        </draw:connector>
        <draw:connector draw:style-name="gr8" draw:text-style-name="P8" draw:layer="layout" draw:type="line" svg:x1="20.32cm" svg:y1="14.605cm" svg:x2="24.13cm" svg:y2="3.81cm" draw:start-shape="id20" draw:start-glue-point="2" draw:end-shape="id14" draw:end-glue-point="2" svg:d="M20320 14605l3810-10795" svg:viewBox="0 0 3811 10796">
          <text:p/>
        </draw:connector>
        <draw:connector draw:style-name="gr8" draw:text-style-name="P8" draw:layer="layout" draw:type="line" svg:x1="17.145cm" svg:y1="6.35cm" svg:x2="24.13cm" svg:y2="3.81cm" draw:start-shape="id16" draw:start-glue-point="2" draw:end-shape="id14" draw:end-glue-point="2" svg:d="M17145 6350l6985-2540" svg:viewBox="0 0 6986 2541">
          <text:p/>
        </draw:connector>
        <draw:connector draw:style-name="gr7" draw:text-style-name="P8" draw:layer="layout" draw:type="line" svg:x1="26.035cm" svg:y1="3.175cm" svg:x2="26.67cm" svg:y2="3.158cm" draw:start-shape="id14" draw:start-glue-point="1" draw:end-shape="id26" draw:end-glue-point="6" svg:d="M26035 3175l635-17" svg:viewBox="0 0 636 18">
          <text:p/>
        </draw:connector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13" draw:text-style-name="P3" draw:layer="layout" svg:width="7.959cm" svg:height="0.962cm" svg:x="1.271cm" svg:y="0.944cm">
          <draw:text-box>
            <text:p><text:span text:style-name="T2">GAME STATES - Example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28" draw:id="id28" draw:layer="layout" svg:width="3.81cm" svg:height="1.27cm" svg:x="12.925cm" svg:y="3.81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" draw:id="id29" draw:layer="layout" svg:width="3.81cm" svg:height="1.27cm" svg:x="16.735cm" svg:y="7.62cm">
          <text:p text:style-name="P4"><text:span text:style-name="T1">GAME_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3.81cm" svg:height="1.27cm" svg:x="12.925cm" svg:y="10.795cm">
          <text:p text:style-name="P4"><text:span text:style-name="T1">GAME_O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" draw:id="id30" draw:layer="layout" svg:width="3.81cm" svg:height="1.27cm" svg:x="7.155cm" svg:y="7.62cm">
          <text:p text:style-name="P4"><text:span text:style-name="T1">CONTINU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2" draw:id="id32" draw:layer="layout" svg:width="0.635cm" svg:height="0.635cm" svg:x="23.03cm" svg:y="11.13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7" draw:id="id27" draw:layer="layout" svg:width="0.635cm" svg:height="0.635cm" svg:x="10.16cm" svg:y="4.128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0.795cm" svg:y1="4.446cm" svg:x2="12.925cm" svg:y2="4.445cm" draw:start-shape="id27" draw:start-glue-point="10" draw:end-shape="id28" draw:end-glue-point="3" svg:d="M10795 4446l2130-1" svg:viewBox="0 0 2131 2">
          <text:p/>
        </draw:connector>
        <draw:connector draw:style-name="gr8" draw:text-style-name="P8" draw:layer="layout" draw:type="line" svg:x1="14.83cm" svg:y1="5.08cm" svg:x2="18.64cm" svg:y2="7.62cm" draw:start-shape="id28" draw:start-glue-point="2" draw:end-shape="id29" draw:end-glue-point="0" svg:d="M14830 5080l3810 2540" svg:viewBox="0 0 3811 2541">
          <text:p/>
        </draw:connector>
        <draw:connector draw:style-name="gr9" draw:text-style-name="P8" draw:layer="layout" draw:type="line" svg:x1="10.965cm" svg:y1="8.255cm" svg:x2="12.925cm" svg:y2="4.445cm" draw:start-shape="id30" draw:start-glue-point="1" draw:end-shape="id28" draw:end-glue-point="3" svg:d="M10965 8255l1960-3810" svg:viewBox="0 0 1961 3811">
          <text:p/>
        </draw:connector>
        <draw:connector draw:style-name="gr14" draw:text-style-name="P1" draw:layer="layout" draw:type="curve" draw:line-skew="0.137cm -0.581cm" svg:x1="16.735cm" svg:y1="4.445cm" svg:x2="14.83cm" svg:y2="3.81cm" draw:start-shape="id28" draw:start-glue-point="1" draw:end-shape="id28" draw:end-glue-point="0" svg:d="M16735 4445c957 0 797-859 82-1423s-1987-835-1987 788" svg:viewBox="0 0 2574 1862">
          <text:p/>
        </draw:connector>
        <draw:connector draw:style-name="gr8" draw:text-style-name="P8" draw:layer="layout" draw:type="line" svg:x1="14.83cm" svg:y1="5.08cm" svg:x2="9.06cm" svg:y2="7.62cm" draw:start-shape="id28" draw:start-glue-point="2" draw:end-shape="id30" draw:end-glue-point="0" svg:d="M14830 5080l-5770 2540" svg:viewBox="0 0 5771 2541">
          <text:p/>
        </draw:connector>
        <draw:connector draw:style-name="gr8" draw:text-style-name="P8" draw:layer="layout" draw:type="line" svg:x1="14.83cm" svg:y1="5.08cm" svg:x2="14.83cm" svg:y2="10.795cm" draw:start-shape="id28" draw:start-glue-point="2" draw:end-shape="id31" draw:end-glue-point="0" svg:d="M14830 5080v5715" svg:viewBox="0 0 1 5716">
          <text:p/>
        </draw:connector>
        <draw:connector draw:style-name="gr8" draw:text-style-name="P8" draw:layer="layout" draw:type="line" svg:x1="9.06cm" svg:y1="8.89cm" svg:x2="14.83cm" svg:y2="10.795cm" draw:start-shape="id30" draw:start-glue-point="2" draw:end-shape="id31" draw:end-glue-point="0" svg:d="M9060 8890l5770 1905" svg:viewBox="0 0 5771 1906">
          <text:p/>
        </draw:connector>
        <draw:connector draw:style-name="gr7" draw:text-style-name="P8" draw:layer="layout" draw:type="line" svg:x1="16.735cm" svg:y1="11.43cm" svg:x2="23.03cm" svg:y2="11.448cm" draw:start-shape="id31" draw:start-glue-point="1" draw:end-shape="id32" draw:end-glue-point="6" svg:d="M16735 11430l6295 18" svg:viewBox="0 0 6296 19">
          <text:p/>
        </draw:connector>
        <draw:connector draw:style-name="gr7" draw:text-style-name="P8" draw:layer="layout" draw:type="line" svg:x1="20.545cm" svg:y1="8.255cm" svg:x2="23.03cm" svg:y2="11.448cm" draw:start-shape="id29" draw:start-glue-point="1" draw:end-shape="id32" draw:end-glue-point="6" svg:d="M20545 8255l2485 3193" svg:viewBox="0 0 2486 3194">
          <text:p/>
        </draw:connector>
        <draw:frame draw:style-name="gr13" draw:text-style-name="P11" draw:layer="layout" svg:width="5.666cm" svg:height="0.962cm" svg:x="1.271cm" svg:y="2.144cm">
          <draw:text-box>
            <text:p text:style-name="P10"><text:span text:style-name="T4">Levels in succession</text:span></text:p>
          </draw:text-box>
        </draw:frame>
        <presentation:notes draw:style-name="dp1">
          <draw:page-thumbnail draw:style-name="gr1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13" draw:text-style-name="P3" draw:layer="layout" svg:width="7.959cm" svg:height="0.962cm" svg:x="1.271cm" svg:y="0.944cm">
          <draw:text-box>
            <text:p><text:span text:style-name="T2">GAME STATES - Example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34" draw:id="id34" draw:layer="layout" svg:width="3.81cm" svg:height="1.27cm" svg:x="9.525cm" svg:y="4.445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9" draw:id="id39" draw:layer="layout" svg:width="3.81cm" svg:height="1.27cm" svg:x="14.605cm" svg:y="9.33cm">
          <text:p text:style-name="P4"><text:span text:style-name="T1">GAME_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7" draw:id="id37" draw:layer="layout" svg:width="3.81cm" svg:height="1.27cm" svg:x="9.525cm" svg:y="9.33cm">
          <text:p text:style-name="P4"><text:span text:style-name="T1">GAME_O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5" draw:id="id35" draw:layer="layout" svg:width="3.81cm" svg:height="1.27cm" svg:x="14.605cm" svg:y="4.445cm">
          <text:p text:style-name="P4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8" draw:id="id38" draw:layer="layout" svg:width="0.635cm" svg:height="0.635cm" svg:x="13.684cm" svg:y="12.16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3" draw:id="id33" draw:layer="layout" svg:width="0.635cm" svg:height="0.635cm" svg:x="7.62cm" svg:y="4.78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8.255cm" svg:y1="5.098cm" svg:x2="9.525cm" svg:y2="5.08cm" draw:start-shape="id33" draw:start-glue-point="10" draw:end-shape="id34" draw:end-glue-point="3" svg:d="M8255 5098l1270-18" svg:viewBox="0 0 1271 19">
          <text:p/>
        </draw:connector>
        <draw:connector draw:style-name="gr8" draw:text-style-name="P8" draw:layer="layout" draw:type="line" svg:x1="16.51cm" svg:y1="5.715cm" svg:x2="16.51cm" svg:y2="6.92cm" draw:start-shape="id35" draw:start-glue-point="2" draw:end-shape="id36" draw:end-glue-point="0" svg:d="M16510 5715v1205" svg:viewBox="0 0 1 1206">
          <text:p/>
        </draw:connector>
        <draw:connector draw:style-name="gr8" draw:text-style-name="P8" draw:layer="layout" draw:type="line" svg:x1="11.43cm" svg:y1="5.715cm" svg:x2="11.43cm" svg:y2="9.33cm" draw:start-shape="id34" draw:start-glue-point="2" draw:end-shape="id37" draw:end-glue-point="0" svg:d="M11430 5715v3615" svg:viewBox="0 0 1 3616">
          <text:p/>
        </draw:connector>
        <draw:connector draw:style-name="gr7" draw:text-style-name="P8" draw:layer="layout" draw:type="line" svg:x1="11.43cm" svg:y1="10.6cm" svg:x2="13.777cm" svg:y2="12.253cm" draw:start-shape="id37" draw:start-glue-point="2" draw:end-shape="id38" draw:end-glue-point="5" svg:d="M11430 10600l2347 1653" svg:viewBox="0 0 2348 1654">
          <text:p/>
        </draw:connector>
        <draw:connector draw:style-name="gr7" draw:text-style-name="P8" draw:layer="layout" draw:type="line" svg:x1="16.51cm" svg:y1="10.6cm" svg:x2="14.226cm" svg:y2="12.253cm" draw:start-shape="id39" draw:start-glue-point="2" draw:end-shape="id38" draw:end-glue-point="11" svg:d="M16510 10600l-2284 1653" svg:viewBox="0 0 2285 1654">
          <text:p/>
        </draw:connector>
        <draw:frame draw:style-name="gr13" draw:text-style-name="P11" draw:layer="layout" svg:width="5.915cm" svg:height="0.962cm" svg:x="1.271cm" svg:y="2.144cm">
          <draw:text-box>
            <text:p text:style-name="P10"><text:span text:style-name="T4">First level before map</text:span></text:p>
          </draw:text-box>
        </draw:frame>
        <draw:custom-shape draw:style-name="gr5" draw:text-style-name="P5" xml:id="id36" draw:id="id36" draw:layer="layout" svg:width="3.81cm" svg:height="1.27cm" svg:x="14.605cm" svg:y="6.92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13.335cm" svg:y1="5.08cm" svg:x2="14.605cm" svg:y2="5.08cm" draw:start-shape="id34" draw:start-glue-point="1" draw:end-shape="id35" draw:end-glue-point="3" svg:d="M13335 5080h1270" svg:viewBox="0 0 1271 1">
          <text:p/>
        </draw:connector>
        <draw:connector draw:style-name="gr8" draw:text-style-name="P8" draw:layer="layout" draw:type="line" svg:x1="16.51cm" svg:y1="8.19cm" svg:x2="16.51cm" svg:y2="9.33cm" draw:start-shape="id36" draw:start-glue-point="2" draw:end-shape="id39" draw:end-glue-point="0" svg:d="M16510 8190v1140" svg:viewBox="0 0 1 1141">
          <text:p/>
        </draw:connector>
        <draw:connector draw:style-name="gr8" draw:text-style-name="P8" draw:layer="layout" draw:type="line" svg:x1="16.51cm" svg:y1="8.19cm" svg:x2="11.43cm" svg:y2="9.33cm" draw:start-shape="id36" draw:start-glue-point="2" draw:end-shape="id37" draw:end-glue-point="0" svg:d="M16510 8190l-5080 1140" svg:viewBox="0 0 5081 1141">
          <text:p/>
        </draw:connector>
        <draw:connector draw:style-name="gr9" draw:text-style-name="P8" draw:layer="layout" draw:type="curve" draw:line-skew="1.154cm" svg:x1="18.415cm" svg:y1="7.555cm" svg:x2="18.415cm" svg:y2="5.08cm" draw:start-shape="id36" draw:start-glue-point="1" draw:end-shape="id35" draw:end-glue-point="1" svg:d="M18415 7555c2482 0 2482-2475 0-2475" svg:viewBox="0 0 1863 2476">
          <text:p/>
        </draw:connector>
        <presentation:notes draw:style-name="dp1">
          <draw:page-thumbnail draw:style-name="gr1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13" draw:text-style-name="P3" draw:layer="layout" svg:width="7.959cm" svg:height="0.962cm" svg:x="1.271cm" svg:y="0.944cm">
          <draw:text-box>
            <text:p><text:span text:style-name="T2">GAME STATES - Example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41" draw:id="id41" draw:layer="layout" svg:width="3.81cm" svg:height="1.27cm" svg:x="7.92cm" svg:y="5.08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5" draw:id="id45" draw:layer="layout" svg:width="3.81cm" svg:height="1.27cm" svg:x="15.875cm" svg:y="9.965cm">
          <text:p text:style-name="P4"><text:span text:style-name="T1">GAME_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3" draw:id="id43" draw:layer="layout" svg:width="3.81cm" svg:height="1.27cm" svg:x="10.795cm" svg:y="9.965cm">
          <text:p text:style-name="P4"><text:span text:style-name="T1">GAME_O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4" draw:id="id44" draw:layer="layout" svg:width="0.635cm" svg:height="0.635cm" svg:x="14.947cm" svg:y="12.635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0" draw:id="id40" draw:layer="layout" svg:width="0.635cm" svg:height="0.635cm" svg:x="5.715cm" svg:y="5.398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6.35cm" svg:y1="5.716cm" svg:x2="7.92cm" svg:y2="5.715cm" draw:start-shape="id40" draw:start-glue-point="10" draw:end-shape="id41" draw:end-glue-point="3" svg:d="M6350 5716l1570-1" svg:viewBox="0 0 1571 2">
          <text:p/>
        </draw:connector>
        <draw:connector draw:style-name="gr8" draw:text-style-name="P8" draw:layer="layout" draw:type="line" svg:x1="9.825cm" svg:y1="6.35cm" svg:x2="13.335cm" svg:y2="8.19cm" draw:start-shape="id41" draw:start-glue-point="2" draw:end-shape="id42" draw:end-glue-point="3" svg:d="M9825 6350l3510 1840" svg:viewBox="0 0 3511 1841">
          <text:p/>
        </draw:connector>
        <draw:connector draw:style-name="gr7" draw:text-style-name="P8" draw:layer="layout" draw:type="line" svg:x1="12.7cm" svg:y1="11.235cm" svg:x2="15.04cm" svg:y2="12.728cm" draw:start-shape="id43" draw:start-glue-point="2" draw:end-shape="id44" draw:end-glue-point="5" svg:d="M12700 11235l2340 1493" svg:viewBox="0 0 2341 1494">
          <text:p/>
        </draw:connector>
        <draw:connector draw:style-name="gr7" draw:text-style-name="P8" draw:layer="layout" draw:type="line" svg:x1="17.78cm" svg:y1="11.235cm" svg:x2="15.489cm" svg:y2="12.728cm" draw:start-shape="id45" draw:start-glue-point="2" draw:end-shape="id44" draw:end-glue-point="11" svg:d="M17780 11235l-2291 1493" svg:viewBox="0 0 2292 1494">
          <text:p/>
        </draw:connector>
        <draw:frame draw:style-name="gr13" draw:text-style-name="P11" draw:layer="layout" svg:width="5.431cm" svg:height="1.505cm" svg:x="1.271cm" svg:y="2.144cm">
          <draw:text-box>
            <text:p text:style-name="P10"><text:span text:style-name="T4">Level as map</text:span></text:p>
            <text:p text:style-name="P10"><text:span text:style-name="T4">+ multiple sublevels</text:span></text:p>
          </draw:text-box>
        </draw:frame>
        <draw:custom-shape draw:style-name="gr5" draw:text-style-name="P5" xml:id="id42" draw:id="id42" draw:layer="layout" svg:width="3.81cm" svg:height="1.27cm" svg:x="13.335cm" svg:y="7.555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5.24cm" svg:y1="8.825cm" svg:x2="17.78cm" svg:y2="9.965cm" draw:start-shape="id42" draw:start-glue-point="2" draw:end-shape="id45" draw:end-glue-point="0" svg:d="M15240 8825l2540 1140" svg:viewBox="0 0 2541 1141">
          <text:p/>
        </draw:connector>
        <draw:connector draw:style-name="gr8" draw:text-style-name="P8" draw:layer="layout" draw:type="line" svg:x1="15.24cm" svg:y1="8.825cm" svg:x2="12.7cm" svg:y2="9.965cm" draw:start-shape="id42" draw:start-glue-point="2" draw:end-shape="id43" draw:end-glue-point="0" svg:d="M15240 8825l-2540 1140" svg:viewBox="0 0 2541 1141">
          <text:p/>
        </draw:connector>
        <draw:connector draw:style-name="gr15" draw:text-style-name="P8" draw:layer="layout" draw:type="curve" draw:line-skew="0.582cm -0.958cm" svg:x1="17.145cm" svg:y1="8.19cm" svg:x2="15.24cm" svg:y2="7.555cm" draw:start-shape="id42" draw:start-glue-point="1" draw:end-shape="id42" draw:end-glue-point="0" svg:d="M17145 8190c1624 0 1354-1047 472-1753s-2377-1070-2377 1118" svg:viewBox="0 0 3083 2299">
          <text:p/>
        </draw:connector>
        <presentation:notes draw:style-name="dp1">
          <draw:page-thumbnail draw:style-name="gr1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13" draw:text-style-name="P3" draw:layer="layout" svg:width="7.959cm" svg:height="0.962cm" svg:x="1.271cm" svg:y="0.944cm">
          <draw:text-box>
            <text:p><text:span text:style-name="T2">GAME STATES - Example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47" draw:id="id47" draw:layer="layout" svg:width="3.81cm" svg:height="1.27cm" svg:x="7.148cm" svg:y="5.995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3.81cm" svg:height="1.27cm" svg:x="18.21cm" svg:y="8.725cm">
          <text:p text:style-name="P4"><text:span text:style-name="T1">GAME_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8" draw:id="id48" draw:layer="layout" svg:width="3.81cm" svg:height="1.27cm" svg:x="12.7cm" svg:y="8.725cm">
          <text:p text:style-name="P4"><text:span text:style-name="T1">GAME_O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9" draw:id="id49" draw:layer="layout" svg:width="0.635cm" svg:height="0.635cm" svg:x="16.94cm" svg:y="11.113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6" draw:id="id46" draw:layer="layout" svg:width="0.635cm" svg:height="0.635cm" svg:x="4.445cm" svg:y="6.313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5.08cm" svg:y1="6.631cm" svg:x2="7.148cm" svg:y2="6.63cm" draw:start-shape="id46" draw:start-glue-point="10" draw:end-shape="id47" draw:end-glue-point="3" svg:d="M5080 6631l2068-1" svg:viewBox="0 0 2069 2">
          <text:p/>
        </draw:connector>
        <draw:connector draw:style-name="gr8" draw:text-style-name="P8" draw:layer="layout" draw:type="line" svg:x1="9.053cm" svg:y1="7.265cm" svg:x2="14.605cm" svg:y2="8.725cm" draw:start-shape="id47" draw:start-glue-point="2" draw:end-shape="id48" draw:end-glue-point="0" svg:d="M9053 7265l5552 1460" svg:viewBox="0 0 5553 1461">
          <text:p/>
        </draw:connector>
        <draw:connector draw:style-name="gr7" draw:text-style-name="P8" draw:layer="layout" draw:type="line" svg:x1="14.605cm" svg:y1="9.995cm" svg:x2="17.033cm" svg:y2="11.206cm" draw:start-shape="id48" draw:start-glue-point="2" draw:end-shape="id49" draw:end-glue-point="5" svg:d="M14605 9995l2428 1211" svg:viewBox="0 0 2429 1212">
          <text:p/>
        </draw:connector>
        <draw:connector draw:style-name="gr7" draw:text-style-name="P8" draw:layer="layout" draw:type="line" svg:x1="20.115cm" svg:y1="9.995cm" svg:x2="17.482cm" svg:y2="11.206cm" draw:start-shape="id50" draw:start-glue-point="2" draw:end-shape="id49" draw:end-glue-point="11" svg:d="M20115 9995l-2633 1211" svg:viewBox="0 0 2634 1212">
          <text:p/>
        </draw:connector>
        <draw:frame draw:style-name="gr16" draw:text-style-name="P11" draw:layer="layout" svg:width="5.619cm" svg:height="1.666cm" svg:x="1.271cm" svg:y="2.144cm">
          <draw:text-box>
            <text:p text:style-name="P10"><text:span text:style-name="T4">Levels in 3 parts</text:span></text:p>
          </draw:text-box>
        </draw:frame>
        <draw:custom-shape draw:style-name="gr5" draw:text-style-name="P5" xml:id="id51" draw:id="id51" draw:layer="layout" svg:width="3.81cm" svg:height="1.27cm" svg:x="18.21cm" svg:y="5.995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20.115cm" svg:y1="7.265cm" svg:x2="20.115cm" svg:y2="8.725cm" draw:start-shape="id51" draw:start-glue-point="2" draw:end-shape="id50" draw:end-glue-point="0" svg:d="M20115 7265v1460" svg:viewBox="0 0 1 1461">
          <text:p/>
        </draw:connector>
        <draw:connector draw:style-name="gr8" draw:text-style-name="P8" draw:layer="layout" draw:type="line" svg:x1="20.115cm" svg:y1="7.265cm" svg:x2="14.605cm" svg:y2="8.725cm" draw:start-shape="id51" draw:start-glue-point="2" draw:end-shape="id48" draw:end-glue-point="0" svg:d="M20115 7265l-5510 1460" svg:viewBox="0 0 5511 1461">
          <text:p/>
        </draw:connector>
        <draw:custom-shape draw:style-name="gr5" draw:text-style-name="P5" xml:id="id52" draw:id="id52" draw:layer="layout" svg:width="3.81cm" svg:height="1.27cm" svg:x="12.7cm" svg:y="5.995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16.51cm" svg:y1="6.63cm" svg:x2="18.21cm" svg:y2="6.63cm" draw:start-shape="id52" draw:start-glue-point="1" draw:end-shape="id51" draw:end-glue-point="3" svg:d="M16510 6630h1700" svg:viewBox="0 0 1701 1">
          <text:p/>
        </draw:connector>
        <draw:connector draw:style-name="gr8" draw:text-style-name="P8" draw:layer="layout" draw:type="line" svg:x1="14.605cm" svg:y1="7.265cm" svg:x2="14.605cm" svg:y2="8.725cm" draw:start-shape="id52" draw:start-glue-point="2" draw:end-shape="id48" draw:end-glue-point="0" svg:d="M14605 7265v1460" svg:viewBox="0 0 1 1461">
          <text:p/>
        </draw:connector>
        <draw:connector draw:style-name="gr17" draw:text-style-name="P8" draw:layer="layout" draw:type="curve" draw:line-skew="1.422cm -0.974cm" svg:x1="22.02cm" svg:y1="6.63cm" svg:x2="9.053cm" svg:y2="5.995cm" draw:start-shape="id51" draw:start-glue-point="1" draw:end-shape="id47" draw:end-glue-point="0" svg:d="M22020 6630c2884 0 2404-1055-1559-1767s-11408-1080-11408 1132" svg:viewBox="0 0 14813 2318">
          <text:p/>
        </draw:connector>
        <draw:connector draw:style-name="gr7" draw:text-style-name="P8" draw:layer="layout" draw:type="line" svg:x1="10.958cm" svg:y1="6.63cm" svg:x2="12.7cm" svg:y2="6.63cm" draw:start-shape="id47" draw:start-glue-point="1" draw:end-shape="id52" draw:end-glue-point="3" svg:d="M10958 6630h1742" svg:viewBox="0 0 1743 1">
          <text:p/>
        </draw:connector>
        <presentation:notes draw:style-name="dp1">
          <draw:page-thumbnail draw:style-name="gr12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1" draw:text-style-name="P2" draw:layer="layout" draw:type="line" svg:x1="1.905cm" svg:y1="13.391cm" svg:x2="4.957cm" svg:y2="13.395cm" svg:d="M1905 13391l3052 4" svg:viewBox="0 0 3053 5">
          <text:p text:style-name="P1"><text:span text:style-name="T1">Child</text:span></text:p>
        </draw:connector>
        <draw:frame draw:style-name="gr13" draw:text-style-name="P3" draw:layer="layout" svg:width="7.959cm" svg:height="0.962cm" svg:x="1.271cm" svg:y="0.944cm">
          <draw:text-box>
            <text:p><text:span text:style-name="T2">GAME STATES - Example</text:span></text:p>
          </draw:text-box>
        </draw:frame>
        <draw:connector draw:style-name="gr3" draw:text-style-name="P2" draw:layer="layout" draw:type="line" svg:x1="1.905cm" svg:y1="12.726cm" svg:x2="5.052cm" svg:y2="12.7cm" svg:d="M1905 12726l3147-26" svg:viewBox="0 0 3148 27">
          <text:p text:style-name="P1"><text:span text:style-name="T1">Next</text:span></text:p>
        </draw:connector>
        <draw:connector draw:style-name="gr4" draw:text-style-name="P2" draw:layer="layout" draw:type="line" svg:x1="1.905cm" svg:y1="14.096cm" svg:x2="4.988cm" svg:y2="14.064cm" svg:d="M1905 14096l3083-32" svg:viewBox="0 0 3084 33">
          <text:p text:style-name="P1"><text:span text:style-name="T1">implicit next</text:span></text:p>
        </draw:connector>
        <draw:custom-shape draw:style-name="gr5" draw:text-style-name="P5" xml:id="id55" draw:id="id55" draw:layer="layout" svg:width="3.81cm" svg:height="1.27cm" svg:x="5.878cm" svg:y="7.737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3.81cm" svg:height="1.27cm" svg:x="17.308cm" svg:y="10.747cm">
          <text:p text:style-name="P4"><text:span text:style-name="T1">GAME_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6" draw:id="id56" draw:layer="layout" svg:width="3.81cm" svg:height="1.27cm" svg:x="11.593cm" svg:y="10.747cm">
          <text:p text:style-name="P4"><text:span text:style-name="T1">GAME_O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7" draw:id="id57" draw:layer="layout" svg:width="0.635cm" svg:height="0.635cm" svg:x="16.038cm" svg:y="13.135cm">
          <text:p text:style-name="P6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3" draw:id="id53" draw:layer="layout" svg:width="0.635cm" svg:height="0.635cm" svg:x="3.338cm" svg:y="5.115cm">
          <text:p text:style-name="P6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3.973cm" svg:y1="5.433cm" svg:x2="5.878cm" svg:y2="5.432cm" draw:start-shape="id53" draw:start-glue-point="10" draw:end-shape="id54" draw:end-glue-point="3" svg:d="M3973 5433l1905-1" svg:viewBox="0 0 1906 2">
          <text:p/>
        </draw:connector>
        <draw:connector draw:style-name="gr8" draw:text-style-name="P8" draw:layer="layout" draw:type="line" svg:x1="7.783cm" svg:y1="9.007cm" svg:x2="13.498cm" svg:y2="10.747cm" draw:start-shape="id55" draw:start-glue-point="2" draw:end-shape="id56" draw:end-glue-point="0" svg:d="M7783 9007l5715 1740" svg:viewBox="0 0 5716 1741">
          <text:p/>
        </draw:connector>
        <draw:connector draw:style-name="gr7" draw:text-style-name="P8" draw:layer="layout" draw:type="line" svg:x1="13.498cm" svg:y1="12.017cm" svg:x2="16.131cm" svg:y2="13.228cm" draw:start-shape="id56" draw:start-glue-point="2" draw:end-shape="id57" draw:end-glue-point="5" svg:d="M13498 12017l2633 1211" svg:viewBox="0 0 2634 1212">
          <text:p/>
        </draw:connector>
        <draw:connector draw:style-name="gr7" draw:text-style-name="P8" draw:layer="layout" draw:type="line" svg:x1="19.213cm" svg:y1="12.017cm" svg:x2="16.58cm" svg:y2="13.228cm" draw:start-shape="id58" draw:start-glue-point="2" draw:end-shape="id57" draw:end-glue-point="11" svg:d="M19213 12017l-2633 1211" svg:viewBox="0 0 2634 1212">
          <text:p/>
        </draw:connector>
        <draw:frame draw:style-name="gr16" draw:text-style-name="P11" draw:layer="layout" svg:width="7.168cm" svg:height="1.666cm" svg:x="1.271cm" svg:y="2.144cm">
          <draw:text-box>
            <text:p text:style-name="P10"><text:span text:style-name="T4">Levels in 3 parts, with map</text:span></text:p>
          </draw:text-box>
        </draw:frame>
        <draw:custom-shape draw:style-name="gr5" draw:text-style-name="P5" xml:id="id59" draw:id="id59" draw:layer="layout" svg:width="3.81cm" svg:height="1.27cm" svg:x="17.308cm" svg:y="7.737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9.213cm" svg:y1="9.007cm" svg:x2="19.213cm" svg:y2="10.747cm" draw:start-shape="id59" draw:start-glue-point="2" draw:end-shape="id58" draw:end-glue-point="0" svg:d="M19213 9007v1740" svg:viewBox="0 0 1 1741">
          <text:p/>
        </draw:connector>
        <draw:connector draw:style-name="gr8" draw:text-style-name="P8" draw:layer="layout" draw:type="line" svg:x1="19.213cm" svg:y1="9.007cm" svg:x2="13.498cm" svg:y2="10.747cm" draw:start-shape="id59" draw:start-glue-point="2" draw:end-shape="id56" draw:end-glue-point="0" svg:d="M19213 9007l-5715 1740" svg:viewBox="0 0 5716 1741">
          <text:p/>
        </draw:connector>
        <draw:custom-shape draw:style-name="gr5" draw:text-style-name="P5" xml:id="id60" draw:id="id60" draw:layer="layout" svg:width="3.81cm" svg:height="1.27cm" svg:x="11.593cm" svg:y="7.737cm">
          <text:p text:style-name="P4"><text:span text:style-name="T1">LEVE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9.688cm" svg:y1="8.372cm" svg:x2="11.593cm" svg:y2="8.372cm" draw:start-shape="id55" draw:start-glue-point="1" draw:end-shape="id60" draw:end-glue-point="3" svg:d="M9688 8372h1905" svg:viewBox="0 0 1906 1">
          <text:p/>
        </draw:connector>
        <draw:connector draw:style-name="gr7" draw:text-style-name="P8" draw:layer="layout" draw:type="line" svg:x1="15.403cm" svg:y1="8.372cm" svg:x2="17.308cm" svg:y2="8.372cm" draw:start-shape="id60" draw:start-glue-point="1" draw:end-shape="id59" draw:end-glue-point="3" svg:d="M15403 8372h1905" svg:viewBox="0 0 1906 1">
          <text:p/>
        </draw:connector>
        <draw:custom-shape draw:style-name="gr5" draw:text-style-name="P5" xml:id="id54" draw:id="id54" draw:layer="layout" svg:width="3.81cm" svg:height="1.27cm" svg:x="5.878cm" svg:y="4.797cm">
          <text:p text:style-name="P4"><text:span text:style-name="T1">MAP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7.783cm" svg:y1="6.067cm" svg:x2="7.783cm" svg:y2="7.737cm" draw:start-shape="id54" draw:start-glue-point="2" draw:end-shape="id55" draw:end-glue-point="0" svg:d="M7783 6067v1670" svg:viewBox="0 0 1 1671">
          <text:p/>
        </draw:connector>
        <draw:connector draw:style-name="gr8" draw:text-style-name="P8" draw:layer="layout" draw:type="line" svg:x1="13.498cm" svg:y1="9.007cm" svg:x2="13.498cm" svg:y2="10.747cm" draw:start-shape="id60" draw:start-glue-point="2" draw:end-shape="id56" draw:end-glue-point="0" svg:d="M13498 9007v1740" svg:viewBox="0 0 1 1741">
          <text:p/>
        </draw:connector>
        <draw:connector draw:style-name="gr9" draw:text-style-name="P8" draw:layer="layout" draw:type="curve" draw:line-skew="0.582cm -0.581cm" svg:x1="21.118cm" svg:y1="8.372cm" svg:x2="7.783cm" svg:y2="4.797cm" draw:start-shape="id59" draw:start-glue-point="1" draw:end-shape="id54" draw:end-glue-point="0" svg:d="M21118 8372c1624 0 1354-2329-2386-3628s-10949-1570-10949 53" svg:viewBox="0 0 14281 4700">
          <text:p/>
        </draw:connector>
        <draw:connector draw:style-name="gr18" draw:text-style-name="P8" draw:layer="layout" draw:type="curve" draw:line-skew="7.403cm" svg:x1="9.688cm" svg:y1="5.432cm" svg:x2="16.673cm" svg:y2="13.453cm" draw:start-shape="id54" draw:start-glue-point="1" draw:end-shape="id57" draw:end-glue-point="10" svg:d="M9688 5432c22333 0 18841 8021 6985 8021" svg:viewBox="0 0 16348 8022">
          <text:p/>
        </draw:connector>
        <presentation:notes draw:style-name="dp1">
          <draw:page-thumbnail draw:style-name="gr1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Square_20_unfilled" draw:display-name="Square unfilled" svg:viewBox="0 0 300 300" svg:d="M0 0h300v300h-300zM20 20h260v260h-26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8T18:06:39.436562800</meta:creation-date>
    <dc:date>2025-07-09T15:24:27.131751400</dc:date>
    <meta:editing-duration>PT8M35S</meta:editing-duration>
    <meta:editing-cycles>2</meta:editing-cycles>
    <meta:generator>LibreOffice/25.2.4.3$Windows_X86_64 LibreOffice_project/33e196637044ead23f5c3226cde09b47731f7e27</meta:generator>
    <meta:document-statistic meta:object-count="214"/>
  </office:meta>
</office:document-meta>
</file>